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42cm"/>
    </style:style>
    <style:style style:name="gr6" style:family="graphic" style:parent-style-name="standard">
      <style:graphic-properties draw:stroke="none" svg:stroke-color="#000000" draw:fill="none" draw:fill-color="#ffffff" fo:min-height="1.101cm"/>
    </style:style>
    <style:style style:name="gr7" style:family="graphic" style:parent-style-name="standard">
      <style:graphic-properties draw:stroke="none" svg:stroke-color="#000000" draw:fill="none" draw:fill-color="#ffffff" fo:min-height="1.716cm"/>
    </style:style>
    <style:style style:name="gr8" style:family="graphic" style:parent-style-name="standard">
      <style:graphic-properties draw:stroke="solid" svg:stroke-opacity="90%" draw:fill-color="#ffffff" draw:opacity="0%" draw:opacity-name="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73cm"/>
    </style:style>
    <style:style style:name="gr11" style:family="graphic" style:parent-style-name="standard">
      <style:graphic-properties draw:stroke="none" svg:stroke-color="#000000" draw:fill="none" draw:fill-color="#ffffff" fo:min-height="1.21cm"/>
    </style:style>
    <style:style style:name="gr12" style:family="graphic" style:parent-style-name="standard">
      <style:graphic-properties svg:stroke-color="#ffffff" draw:fill="solid" draw:fill-color="#ffffff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ffffff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7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5.087cm" svg:height="17.7cm" svg:x="3.485cm" svg:y="6.8cm">
          <text:p/>
        </draw:ellipse>
        <draw:rect draw:style-name="gr2" draw:text-style-name="P1" draw:layer="layout" svg:width="1.09cm" svg:height="6.181cm" svg:x="5.544cm" svg:y="12.7cm">
          <text:p/>
        </draw:rect>
        <draw:rect draw:style-name="gr3" draw:text-style-name="P1" draw:layer="layout" svg:width="0.848cm" svg:height="0.562cm" svg:x="5.665cm" svg:y="18.038cm">
          <text:p/>
        </draw:rect>
        <draw:rect draw:style-name="gr3" draw:text-style-name="P1" draw:layer="layout" svg:width="0.848cm" svg:height="0.562cm" svg:x="5.665cm" svg:y="17.336cm">
          <text:p/>
        </draw:rect>
        <draw:rect draw:style-name="gr3" draw:text-style-name="P1" draw:layer="layout" svg:width="0.848cm" svg:height="0.562cm" svg:x="5.665cm" svg:y="16.633cm">
          <text:p/>
        </draw:rect>
        <draw:rect draw:style-name="gr3" draw:text-style-name="P1" draw:layer="layout" svg:width="0.848cm" svg:height="0.562cm" svg:x="5.665cm" svg:y="15.931cm">
          <text:p/>
        </draw:rect>
        <draw:rect draw:style-name="gr3" draw:text-style-name="P1" draw:layer="layout" svg:width="0.848cm" svg:height="0.561cm" svg:x="5.665cm" svg:y="15.229cm">
          <text:p/>
        </draw:rect>
        <draw:rect draw:style-name="gr4" draw:text-style-name="P1" draw:layer="layout" svg:width="2.544cm" svg:height="3.933cm" svg:x="12.932cm" svg:y="11.717cm">
          <text:p/>
        </draw:rect>
        <draw:frame draw:style-name="gr5" draw:text-style-name="P2" draw:layer="layout" svg:width="2.302cm" svg:height="0.792cm" svg:x="13.053cm" svg:y="11.908cm">
          <draw:text-box>
            <text:p text:style-name="P2"><text:span text:style-name="T1">Voltmeter</text:span></text:p>
          </draw:text-box>
        </draw:frame>
        <draw:frame draw:style-name="gr6" draw:layer="layout" svg:width="0.363cm" svg:height="1.351cm" svg:x="13.417cm" svg:y="13.824cm">
          <draw:text-box>
            <text:p>+</text:p>
          </draw:text-box>
        </draw:frame>
        <draw:frame draw:style-name="gr7" draw:layer="layout" svg:width="1.453cm" svg:height="1.966cm" svg:x="14.386cm" svg:y="13.824cm">
          <draw:text-box>
            <text:p>-</text:p>
          </draw:text-box>
        </draw:frame>
        <draw:rect draw:style-name="gr8" draw:text-style-name="P1" draw:layer="layout" svg:width="6.541cm" svg:height="11.66cm" svg:x="3cm" svg:y="9.89cm">
          <text:p/>
        </draw:rect>
        <draw:line draw:style-name="gr9" draw:text-style-name="P1" draw:layer="layout" svg:x1="9.541cm" svg:y1="10.452cm" svg:x2="11.116cm" svg:y2="10.452cm">
          <text:p/>
        </draw:line>
        <draw:frame draw:style-name="gr10" draw:text-style-name="P3" draw:layer="layout" svg:width="4.361cm" svg:height="1.023cm" svg:x="11.039cm" svg:y="10.1cm">
          <draw:text-box>
            <text:p text:style-name="P3"><text:span text:style-name="T2">Heizung</text:span></text:p>
          </draw:text-box>
        </draw:frame>
        <draw:line draw:style-name="gr9" draw:text-style-name="P1" draw:layer="layout" svg:x1="6.755cm" svg:y1="16.352cm" svg:x2="10.389cm" svg:y2="16.352cm">
          <text:p/>
        </draw:line>
        <draw:frame draw:style-name="gr11" draw:text-style-name="P3" draw:layer="layout" svg:width="7.146cm" svg:height="1.46cm" svg:x="10.389cm" svg:y="15.931cm">
          <draw:text-box>
            <text:p text:style-name="P3"><text:span text:style-name="T2">Feststoffkette (Ag|AgI|AgSe|Se|C)</text:span></text:p>
          </draw:text-box>
        </draw:frame>
        <draw:rect draw:style-name="gr12" draw:text-style-name="P1" draw:layer="layout" svg:width="4.119cm" svg:height="0.702cm" svg:x="7.239cm" svg:y="8.205cm">
          <text:p/>
        </draw:rect>
        <draw:line draw:style-name="gr9" draw:text-style-name="P1" draw:layer="layout" svg:x1="7.361cm" svg:y1="8.205cm" svg:x2="9.299cm" svg:y2="8.205cm">
          <text:p/>
        </draw:line>
        <draw:line draw:style-name="gr9" draw:text-style-name="P1" draw:layer="layout" svg:x1="7.724cm" svg:y1="8.907cm" svg:x2="9.299cm" svg:y2="8.907cm">
          <text:p/>
        </draw:line>
        <draw:line draw:style-name="gr13" draw:text-style-name="P1" draw:layer="layout" svg:x1="10.509cm" svg:y1="8.626cm" svg:x2="9.177cm" svg:y2="8.626cm">
          <text:p/>
        </draw:line>
        <draw:line draw:style-name="gr9" draw:text-style-name="P1" draw:layer="layout" svg:x1="7.116cm" svg:y1="23.489cm" svg:x2="10.873cm" svg:y2="23.517cm">
          <text:p/>
        </draw:line>
        <draw:line draw:style-name="gr13" draw:text-style-name="P1" draw:layer="layout" svg:x1="10.873cm" svg:y1="23.079cm" svg:x2="12.205cm" svg:y2="23.111cm">
          <text:p/>
        </draw:line>
        <draw:rect draw:style-name="gr14" draw:text-style-name="P1" draw:layer="layout" svg:width="2.423cm" svg:height="0.843cm" svg:x="6.876cm" svg:y="22.533cm">
          <text:p/>
        </draw:rect>
        <draw:line draw:style-name="gr9" draw:text-style-name="P1" draw:layer="layout" svg:x1="7.553cm" svg:y1="22.533cm" svg:x2="10.873cm" svg:y2="22.508cm">
          <text:p/>
        </draw:line>
        <draw:frame draw:style-name="gr15" draw:text-style-name="P3" draw:layer="layout" svg:width="1.575cm" svg:height="1.024cm" svg:x="10.025cm" svg:y="22.533cm">
          <draw:text-box>
            <text:p text:style-name="P3"><text:span text:style-name="T2">N</text:span><text:span text:style-name="T3">2</text:span></text:p>
          </draw:text-box>
        </draw:frame>
        <draw:frame draw:style-name="gr15" draw:text-style-name="P3" draw:layer="layout" svg:width="1.574cm" svg:height="1.024cm" svg:x="10.51cm" svg:y="8.205cm">
          <draw:text-box>
            <text:p text:style-name="P3"><text:span text:style-name="T2">N</text:span><text:span text:style-name="T3">2</text:span></text:p>
          </draw:text-box>
        </draw:frame>
        <draw:path draw:style-name="gr9" draw:text-style-name="P1" draw:layer="layout" svg:width="7.21cm" svg:height="1.415cm" svg:x="6.163cm" svg:y="13.706cm" svg:viewBox="0 0 7211 1416" svg:d="M0 1416c220-403 518-801 969-915 366-92 707-292 1076-375 353-80 714-135 1076-125 386 11 693 268 1076 333 357 61 704 188 1077 208 367 20 696 313 1075 292l359 83h360l143-42">
          <text:p/>
        </draw:path>
        <draw:path draw:style-name="gr9" draw:text-style-name="P1" draw:layer="layout" svg:width="11.821cm" svg:height="5.107cm" svg:x="6.378cm" svg:y="14.665cm" svg:viewBox="0 0 11822 5108" svg:d="M0 4119c92 503 534 754 933 874 358 107 720 151 1075 82 382-74 740-41 1112-125 379-85 772-66 1148-208 358-134 737-216 1112-250 404-36 791-133 1185-207 426-82 860-31 1291-41 368-9 743 7 1112 0 418-8 856 113 1256-42 385-150 799-236 1041-749 192-409 441-780 537-1249 108-525-253-857-502-1247-308-481-626-571-1004-666-359-90-709-207-1077-125l-359-83-215-8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6T19:15:57</meta:creation-date>
    <dc:date>2016-11-16T21:41:31</dc:date>
    <meta:editing-duration>PT2H10M22S</meta:editing-duration>
    <meta:editing-cycles>2</meta:editing-cycles>
    <meta:generator>OpenOffice/4.1.3$Unix OpenOffice.org_project/413m1$Build-9783</meta:generator>
    <meta:document-statistic meta:object-count="28"/>
  </office:meta>
</office:document-meta>
</file>